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blinCoreHelper.getTitle( MetaDataOwner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Helper.getDublinCore( MetaDataOwner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Helper.getTitle( Document doc , boolean fallbackTo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